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2" manifest:media-type=""/>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language="hu" fo:country="HU" officeooo:rsid="0016987e" officeooo:paragraph-rsid="0016987e"/>
    </style:style>
    <style:style style:name="P2" style:family="paragraph" style:parent-style-name="Head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9a30f"/>
    </style:style>
    <style:style style:name="P5" style:family="paragraph" style:parent-style-name="Standard">
      <style:paragraph-properties fo:text-align="justify" style:justify-single-word="false"/>
      <style:text-properties officeooo:rsid="0019a30f" officeooo:paragraph-rsid="0019a30f"/>
    </style:style>
    <style:style style:name="P6" style:family="paragraph" style:parent-style-name="Standard">
      <style:text-properties officeooo:rsid="0019a30f" officeooo:paragraph-rsid="0019a30f"/>
    </style:style>
    <style:style style:name="P7" style:family="paragraph" style:parent-style-name="Standard">
      <style:paragraph-properties fo:text-align="center" style:justify-single-word="false"/>
    </style:style>
    <style:style style:name="P8" style:family="paragraph" style:parent-style-name="Standard">
      <style:text-properties officeooo:rsid="001c9501" officeooo:paragraph-rsid="001c9501"/>
    </style:style>
    <style:style style:name="P9" style:family="paragraph" style:parent-style-name="Standard">
      <style:text-properties officeooo:paragraph-rsid="001c9501"/>
    </style:style>
    <style:style style:name="P10" style:family="paragraph" style:parent-style-name="Standard">
      <style:text-properties officeooo:paragraph-rsid="001e3fbe"/>
    </style:style>
    <style:style style:name="P11" style:family="paragraph" style:parent-style-name="Standard">
      <style:text-properties officeooo:paragraph-rsid="001f819d"/>
    </style:style>
    <style:style style:name="P12" style:family="paragraph" style:parent-style-name="Standard">
      <style:text-properties officeooo:paragraph-rsid="0022e243"/>
    </style:style>
    <style:style style:name="P13" style:family="paragraph" style:parent-style-name="Standard">
      <style:text-properties officeooo:rsid="0023c1d0" officeooo:paragraph-rsid="0023c1d0"/>
    </style:style>
    <style:style style:name="P14" style:family="paragraph" style:parent-style-name="Standard">
      <style:text-properties officeooo:paragraph-rsid="002528a9"/>
    </style:style>
    <style:style style:name="P15" style:family="paragraph" style:parent-style-name="Heading_20_1">
      <style:paragraph-properties fo:text-align="justify" style:justify-single-word="false"/>
      <style:text-properties officeooo:paragraph-rsid="0019a30f"/>
    </style:style>
    <style:style style:name="P16" style:family="paragraph" style:parent-style-name="Heading_20_1">
      <style:text-properties officeooo:rsid="0019a30f" officeooo:paragraph-rsid="0019a30f"/>
    </style:style>
    <style:style style:name="P17" style:family="paragraph" style:parent-style-name="Heading_20_1">
      <style:text-properties officeooo:paragraph-rsid="001f819d"/>
    </style:style>
    <style:style style:name="P18" style:family="paragraph" style:parent-style-name="Heading_20_1">
      <style:text-properties officeooo:paragraph-rsid="0022e243"/>
    </style:style>
    <style:style style:name="P19" style:family="paragraph" style:parent-style-name="Heading_20_1">
      <style:text-properties officeooo:paragraph-rsid="002528a9"/>
    </style:style>
    <style:style style:name="P20" style:family="paragraph" style:parent-style-name="Standard" style:list-style-name="L1">
      <style:paragraph-properties fo:text-align="justify" style:justify-single-word="false"/>
      <style:text-properties officeooo:paragraph-rsid="0019a30f"/>
    </style:style>
    <style:style style:name="P21" style:family="paragraph" style:parent-style-name="Title" style:master-page-name="Standard">
      <style:paragraph-properties fo:text-align="center" style:justify-single-word="false" style:page-number="auto"/>
    </style:style>
    <style:style style:name="T1" style:family="text">
      <style:text-properties fo:language="hu" fo:country="HU"/>
    </style:style>
    <style:style style:name="T2" style:family="text">
      <style:text-properties fo:language="hu" fo:country="HU" officeooo:rsid="0016987e"/>
    </style:style>
    <style:style style:name="T3" style:family="text">
      <style:text-properties officeooo:rsid="0019a30f"/>
    </style:style>
    <style:style style:name="T4" style:family="text">
      <style:text-properties style:text-underline-style="none" officeooo:rsid="0019a30f"/>
    </style:style>
    <style:style style:name="T5" style:family="text">
      <style:text-properties style:text-underline-style="none" officeooo:rsid="001f819d"/>
    </style:style>
    <style:style style:name="T6" style:family="text">
      <style:text-properties style:text-underline-style="none" officeooo:rsid="0022e243"/>
    </style:style>
    <style:style style:name="T7" style:family="text">
      <style:text-properties style:text-underline-style="none" officeooo:rsid="002528a9"/>
    </style:style>
    <style:style style:name="T8" style:family="text">
      <style:text-properties officeooo:rsid="001accb6"/>
    </style:style>
    <style:style style:name="T9" style:family="text">
      <style:text-properties style:use-window-font-color="true" style:text-underline-style="none" officeooo:rsid="001c9501"/>
    </style:style>
    <style:style style:name="T10" style:family="text">
      <style:text-properties style:use-window-font-color="true" style:text-underline-style="none" officeooo:rsid="001f819d"/>
    </style:style>
    <style:style style:name="T11" style:family="text">
      <style:text-properties style:use-window-font-color="true" style:text-underline-style="none" officeooo:rsid="002171ba"/>
    </style:style>
    <style:style style:name="T12" style:family="text">
      <style:text-properties style:use-window-font-color="true" style:text-underline-style="none" officeooo:rsid="0022e243"/>
    </style:style>
    <style:style style:name="T13" style:family="text">
      <style:text-properties style:use-window-font-color="true" style:text-underline-style="none" officeooo:rsid="002528a9"/>
    </style:style>
    <style:style style:name="T14" style:family="text">
      <style:text-properties style:use-window-font-color="true" style:text-underline-style="none" officeooo:rsid="00259b5a"/>
    </style:style>
    <style:style style:name="T15" style:family="text">
      <style:text-properties style:use-window-font-color="true" fo:font-style="italic" style:text-underline-style="none" officeooo:rsid="001c9501" style:font-style-asian="italic" style:font-style-complex="italic"/>
    </style:style>
    <style:style style:name="T16" style:family="text">
      <style:text-properties style:use-window-font-color="true" fo:font-style="italic" style:text-underline-style="none" officeooo:rsid="001e3fbe" style:font-style-asian="italic" style:font-style-complex="italic"/>
    </style:style>
    <style:style style:name="T17" style:family="text">
      <style:text-properties style:use-window-font-color="true" fo:font-style="italic" style:text-underline-style="none" officeooo:rsid="002171ba" style:font-style-asian="italic" style:font-style-complex="italic"/>
    </style:style>
    <style:style style:name="T18" style:family="text">
      <style:text-properties style:use-window-font-color="true" fo:font-style="normal" style:text-underline-style="none" officeooo:rsid="001c9501" style:font-style-asian="normal" style:font-style-complex="normal"/>
    </style:style>
    <style:style style:name="T19" style:family="text">
      <style:text-properties style:use-window-font-color="true" fo:font-style="normal" style:text-underline-style="none" officeooo:rsid="001e3fbe" style:font-style-asian="normal" style:font-style-complex="normal"/>
    </style:style>
    <style:style style:name="T20" style:family="text">
      <style:text-properties style:use-window-font-color="true" fo:font-style="normal" style:text-underline-style="none" officeooo:rsid="001f819d" style:font-style-asian="normal" style:font-style-complex="normal"/>
    </style:style>
    <style:style style:name="T21" style:family="text">
      <style:text-properties style:use-window-font-color="true" fo:font-style="normal" style:text-underline-style="none" officeooo:rsid="002171ba" style:font-style-asian="normal" style:font-style-complex="normal"/>
    </style:style>
    <style:style style:name="T22" style:family="text">
      <style:text-properties style:use-window-font-color="true" style:font-name="Consolas" fo:font-size="9.5pt" fo:font-style="italic" style:text-underline-style="none" officeooo:rsid="0022e243" fo:background-color="#ffffff" loext:char-shading-value="0" style:font-size-asian="9.5pt" style:font-style-asian="italic" style:font-style-complex="italic"/>
    </style:style>
    <style:style style:name="T23" style:family="text">
      <style:text-properties style:use-window-font-color="true" style:font-name="Consolas" fo:font-size="9.5pt" fo:font-style="normal" style:text-underline-style="none" officeooo:rsid="0022e243" fo:background-color="#ffffff" loext:char-shading-value="0" style:font-size-asian="9.5pt" style:font-style-asian="normal" style:font-style-complex="normal"/>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354in" fo:text-indent="-0.25in" fo:margin-left="0.5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54in" fo:text-indent="-0.25in" fo:margin-left="0.7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54in" fo:text-indent="-0.25in" fo:margin-left="1.0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54in" fo:text-indent="-0.25in" fo:margin-left="1.2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54in" fo:text-indent="-0.25in" fo:margin-left="1.5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54in" fo:text-indent="-0.25in" fo:margin-left="1.7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54in" fo:text-indent="-0.25in" fo:margin-left="2.0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54in" fo:text-indent="-0.25in" fo:margin-left="2.2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54in" fo:text-indent="-0.25in" fo:margin-left="2.5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54in" fo:text-indent="-0.25in" fo:margin-left="2.7854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Granville numbers</text:p>
      <text:p text:style-name="P3"/>
      <text:h text:style-name="Heading_20_1" text:outline-level="1">Problem statement</text:h>
      <text:p text:style-name="P4">Find the Granville numbers <text:span text:style-name="T3">within a</text:span> given interval <text:span text:style-name="T3">[A, B]</text:span>. Solve the problem both with sequential and parallel programming. <text:span text:style-name="T3">Parallelize the problem and compare running times and calculate speedup on a number of threads ranging from 1 to 8, u</text:span>sing various programming techniques:</text:p>
      <text:list xml:id="list2245911358" text:style-name="L1">
        <text:list-item>
          <text:p text:style-name="P20">threads</text:p>
          <text:list>
            <text:list-item>
              <text:p text:style-name="P20">C (pThreads)</text:p>
            </text:list-item>
            <text:list-item>
              <text:p text:style-name="P20">Java/C++/C#</text:p>
            </text:list-item>
            <text:list-item>
              <text:p text:style-name="P20">Prolog</text:p>
            </text:list-item>
          </text:list>
        </text:list-item>
        <text:list-item>
          <text:p text:style-name="P20">OpenMP [C/C++]</text:p>
        </text:list-item>
      </text:list>
      <text:p text:style-name="P5">In this project, A is chosen to be 2 and B is chosen such that the sequential implementation (on 1 thread) should run for approximately 5 minutes.</text:p>
      <text:h text:style-name="Heading_20_1" text:outline-level="1">Definition and properties of Granville numbers</text:h>
      <text:p text:style-name="P3">Granville numbers are an extension of the perfect numbers. They are also called S-perfect numbers. S-perfect numbers constitute a subset of the Granville set S, which is defined by the following:</text:p>
      <text:p text:style-name="P7"><draw:frame draw:style-name="fr1" draw:name="1" text:anchor-type="as-char" svg:width="3.5555in" svg:height="0.339in" draw:z-index="0"><draw:object xlink:href="./Object 2" xlink:type="simple" xlink:show="embed" xlink:actuate="onLoad"/><draw:image xlink:href="./ObjectReplacements/Object 2" xlink:type="simple" xlink:show="embed" xlink:actuate="onLoad"/></draw:frame></text:p>
      <text:p text:style-name="P3">S-perfect numbers are the natural numbers that are equal to the sum of their divisors in S. Every perfect number is also an S-perfect number, however there are numbers such as 24 which are S-perfect but not perfect.</text:p>
      <text:p text:style-name="P4">The first few Granville numbers are: </text:p>
      <text:p text:style-name="P4">6, 24, 28, 96, 126, 224, 384, 496, 1536, 1792, 6144, 8128, 14336, 15872, 24576, 98304, 114688, 393216, 507904, 917504, 1040384, 1572864, 5540590, 6291456, 7340032, 9078520, 16252928, 22528935, 25165824, 33550336, 56918394, 58720256, 100663296, 133169152.</text:p>
      <text:h text:style-name="P16" text:outline-level="1">Algorithm idea</text:h>
      <text:p text:style-name="P6">In order to calculate the Granville numbers we start from a set containing only the number 1.</text:p>
      <text:p text:style-name="P6">Then, starting from 2, we verify if all the numbers in the set which are divisors of the current number sum up to a result smaller or equal to the current number. In both cases, we add the current number to the set. In case it is equal, we found a Granville number <text:span text:style-name="T8">and we print it.</text:span></text:p>
      <text:p text:style-name="P8"><text:soft-page-break/>When we parallelize the problem, we are dependent on the result of previous iterations, thus in each iteration we have to wait until all threads added their possible numbers to the set. We synchronize threads with a barrier at the end of the iteration.</text:p>
      <text:p text:style-name="P8">Load balancing is done by starting each thread from an offset number then giving it numbers step by step, where the step size is equal to the total number of threads.</text:p>
      <text:p text:style-name="P13">Since the synchronization overhead is pretty big, the intervals are not significantly big as to exceed the limit of primitive types.</text:p>
      <text:h text:style-name="P15" text:outline-level="1"><text:span text:style-name="Internet_20_link"><text:span text:style-name="T4">C (pthreads)</text:span></text:span></text:h>
      <text:p text:style-name="P9"><text:span text:style-name="Internet_20_link"><text:span text:style-name="T9">B = 460 000.</text:span></text:span></text:p>
      <text:p text:style-name="P9"><text:span text:style-name="Internet_20_link"><text:span text:style-name="T9">Synchronization is done using </text:span></text:span><text:span text:style-name="Internet_20_link"><text:span text:style-name="T15">pthread_barrier_t </text:span></text:span><text:span text:style-name="Internet_20_link"><text:span text:style-name="T18">and the critical region is protected by a </text:span></text:span><text:span text:style-name="Internet_20_link"><text:span text:style-name="T15">pthread_rwlock_t. </text:span></text:span><text:span text:style-name="Internet_20_link"><text:span text:style-name="T18">The threads are started in a for loop and saved in a thread array. In another for loop the threads are joined.</text:span></text:span></text:p>
      <text:p text:style-name="P10"><text:span text:style-name="Internet_20_link"><text:span text:style-name="T19">Time is measured with the </text:span></text:span><text:span text:style-name="Internet_20_link"><text:span text:style-name="T16">timespec </text:span></text:span><text:span text:style-name="Internet_20_link"><text:span text:style-name="T19">structure and is printed in seconds.</text:span></text:span></text:p>
      <text:p text:style-name="P11"><text:span text:style-name="Internet_20_link"><text:span text:style-name="T20">Within the thread function, first we retrieve a local current set size in order to be able to iterate on the set without having the risk that its size changes in the meantime. At the end of each iteration, we update this number. Reading the array elements is thread safe, adding an element is protected by the above mentioned lock.</text:span></text:span></text:p>
      <text:h text:style-name="P17" text:outline-level="1"><text:span text:style-name="Internet_20_link"><text:span text:style-name="T5">C#</text:span></text:span></text:h>
      <text:p text:style-name="P11"><text:span text:style-name="Internet_20_link"><text:span text:style-name="T10">B = 300 000.</text:span></text:span></text:p>
      <text:p text:style-name="P11"><text:span text:style-name="Internet_20_link"><text:span text:style-name="T10">The implementation has two classes, the main Program class which, similar to the C implementation, creates a list of Thread objects, each starting a method operation with an offset. In another loop, the threads are joined.</text:span></text:span></text:p>
      <text:p text:style-name="P11"><text:span text:style-name="Internet_20_link"><text:span text:style-name="T10">The class Granville is instantiated with </text:span></text:span><text:span text:style-name="Internet_20_link"><text:span text:style-name="T11">the total number of threads, and it contains the calculation method. The synchronization is done with a </text:span></text:span><text:span text:style-name="Internet_20_link"><text:span text:style-name="T17">Barrier</text:span></text:span><text:span text:style-name="Internet_20_link"><text:span text:style-name="T11"> object and with the use of the </text:span></text:span><text:span text:style-name="Internet_20_link"><text:span text:style-name="T17">lock(...){…} </text:span></text:span><text:span text:style-name="Internet_20_link"><text:span text:style-name="T21">construct we define an </text:span></text:span><text:span text:style-name="Internet_20_link"><text:span text:style-name="T17">object </text:span></text:span><text:span text:style-name="Internet_20_link"><text:span text:style-name="T21">to have the role of the lock over the set.</text:span></text:span></text:p>
      <text:h text:style-name="P19" text:outline-level="1"><text:span text:style-name="Internet_20_link"><text:span text:style-name="T7">Prolog</text:span></text:span></text:h>
      <text:p text:style-name="P14"><text:span text:style-name="Internet_20_link"><text:span text:style-name="T13">B = </text:span></text:span><text:span text:style-name="Internet_20_link"><text:span text:style-name="T14">80 000</text:span></text:span><text:span text:style-name="Internet_20_link"><text:span text:style-name="T13">.</text:span></text:span></text:p>
      <text:p text:style-name="P14"><text:span text:style-name="Internet_20_link"><text:span text:style-name="T13">Since it would be really complicated to realize synchronization in Prolog, that part is not added, thus for the beginning of computations we might observe inaccuracies. Result set is not retrieved, but printed at the moment when the numbers are found.</text:span></text:span></text:p>
      <text:p text:style-name="P14"><text:span text:style-name="Internet_20_link"><text:span text:style-name="T13">The numbers in the set are saved with asserts, then verified at addition.</text:span></text:span></text:p>
      <text:p text:style-name="P14"><text:span text:style-name="Internet_20_link"><text:span text:style-name="T13">In contrast to the other implementation, here the divisors are verified to be in the set and not the numbers from the set are verified to be divisors.</text:span></text:span></text:p>
      <text:h text:style-name="P18" text:outline-level="1"><text:soft-page-break/><text:span text:style-name="Internet_20_link"><text:span text:style-name="T6">OpenMP</text:span></text:span></text:h>
      <text:p text:style-name="P12"><text:span text:style-name="Internet_20_link"><text:span text:style-name="T12">B = 550 000.</text:span></text:span></text:p>
      <text:p text:style-name="P12"><text:span text:style-name="Internet_20_link"><text:span text:style-name="T12">Thread number is set with the construct given by OpenMP. The calculation loop is preceeded by the construct to define a parrallel omp loop and to list the private and the shared variables.</text:span></text:span></text:p>
      <text:p text:style-name="P12"><text:span text:style-name="Internet_20_link"><text:span text:style-name="T12">Synchronization is done with the constructs </text:span></text:span><text:span text:style-name="Internet_20_link"><text:span text:style-name="T22">#pragma omp critical{…} </text:span></text:span><text:span text:style-name="Internet_20_link"><text:span text:style-name="T23">and </text:span></text:span><text:span text:style-name="Internet_20_link"><text:span text:style-name="T22">#pragma omp barrier.</text:span></text:span></text:p>
      <text:h text:style-name="P18" text:outline-level="1"><text:span text:style-name="Internet_20_link"><text:span text:style-name="T6">Charts</text:span></text:span></text:h>
      <text:p text:style-name="P12"><text:span text:style-name="Internet_20_link"><text:span text:style-name="T12">Time measurements and graphs can be found on the following sheet:</text:span></text:span></text:p>
      <text:p text:style-name="P12"><text:a xlink:type="simple" xlink:href="https://docs.google.com/spreadsheets/d/1pFrtfsGEZTthNYL0sg20CBeV6KvmLLVoa1Lgt_K-5A4/edit?usp=sharing" text:style-name="Internet_20_link" text:visited-style-name="Visited_20_Internet_20_Link"><text:span text:style-name="Internet_20_link">https://docs.google.com/spreadsheets/d/1pFrtfsGEZTthNYL0sg20CBeV6KvmLLVoa1Lgt_K-5A4/edit?usp=sharing</text:span></text:a><text:span text:style-name="Internet_20_link"><text:span text:style-name="T12"> </text:span></text:span></text:p>
      <text:p text:style-name="P12"><text:span text:style-name="Internet_20_link"><text:span text:style-name="T12"/></text:span></text:p>
      <text:p text:style-name="P12"><text:span text:style-name="Internet_20_link"><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mwe-math-mathml-inline" style:family="text" style:parent-style-name="Default_20_Paragraph_20_Font"/>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hu" fo:country="HU" officeooo:rsid="0016987e" officeooo:paragraph-rsid="0016987e"/>
    </style:style>
    <style:style style:name="MP2" style:family="paragraph" style:parent-style-name="Header">
      <style:paragraph-properties fo:text-align="end" style:justify-single-word="false"/>
    </style:style>
    <style:style style:name="MT1" style:family="text">
      <style:text-properties fo:language="hu" fo:country="HU"/>
    </style:style>
    <style:style style:name="MT2" style:family="text">
      <style:text-properties fo:language="hu" fo:country="HU" officeooo:rsid="0016987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Gyarmathy Tímea</text:p>
        <text:p text:style-name="MP2"><text:span text:style-name="MT1">Group 3044</text:span><text:span text:style-name="MT2">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llért Kovács</meta:initial-creator>
    <meta:editing-cycles>72</meta:editing-cycles>
    <meta:creation-date>2018-04-03T19:31:00</meta:creation-date>
    <dc:date>2019-04-24T11:24:30.308000000</dc:date>
    <meta:editing-duration>PT5H12M45S</meta:editing-duration>
    <meta:generator>LibreOffice/6.1.3.2$Windows_X86_64 LibreOffice_project/86daf60bf00efa86ad547e59e09d6bb77c699acb</meta:generator>
    <meta:document-statistic meta:table-count="0" meta:image-count="0" meta:object-count="1" meta:page-count="3" meta:paragraph-count="44" meta:word-count="730" meta:character-count="4333" meta:non-whitespace-character-count="36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row>
      <mn>1</mn>
      <mi>∈</mi>
      <mi>S</mi>
      <mtext>and for all</mtext>
      <mi>n</mi>
      <mi>∈</mi>
      <mi>N</mi>
      <mi>,</mi>
      <mrow>
        <mi>n</mi>
        <mo stretchy="false">&gt;</mo>
        <mn>1</mn>
      </mrow>
      <mtext>let </mtext>
      <mi>n</mi>
      <mi>∈</mi>
      <mi>S</mi>
      <mtext>if </mtext>
      <mrow>
        <munder>
          <mo stretchy="false">∑</mo>
          <mrow>
            <mrow>
              <mi>d</mi>
              <mo stretchy="false">∨</mo>
              <mi>n</mi>
            </mrow>
            <mi>,</mi>
            <mrow>
              <mi>d</mi>
              <mo stretchy="false">&lt;</mo>
              <mi>n</mi>
            </mrow>
            <mi>,</mi>
            <mi mathvariant="italic">dϵS</mi>
          </mrow>
        </munder>
        <mrow>
          <mi>d</mi>
          <mi>≤</mi>
          <mi>n</mi>
        </mrow>
      </mrow>
    </mrow>
    <annotation encoding="StarMath 5.0">1 ∈S  "and for all"  n∈N, n&gt;1  "let " n∈S  "if " sum from {d|n,  d&lt;n,  dϵS} {d≤n}</annotation>
  </semantics>
</math>
</file>